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fbde0" officeooo:paragraph-rsid="000fbde0" style:font-size-asian="18pt" style:font-size-complex="18pt"/>
    </style:style>
    <style:style style:name="P2" style:family="paragraph" style:parent-style-name="Standard">
      <style:text-properties fo:font-size="18pt" fo:font-weight="bold" officeooo:rsid="000fbde0" officeooo:paragraph-rsid="000fbde0" style:font-size-asian="18pt" style:font-weight-asian="bold" style:font-size-complex="18pt" style:font-weight-complex="bold"/>
    </style:style>
    <style:style style:name="P3" style:family="paragraph" style:parent-style-name="Standard">
      <style:text-properties fo:font-size="14pt" style:text-underline-style="solid" style:text-underline-width="auto" style:text-underline-color="font-color" fo:font-weight="bold" officeooo:rsid="000fbde0" officeooo:paragraph-rsid="000fbde0" style:font-size-asian="12.25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10494e" officeooo:paragraph-rsid="0010494e" style:font-size-asian="12.25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1cdc0" officeooo:paragraph-rsid="0011cdc0" style:font-size-asian="12.25pt" style:font-weight-asian="bold" style:font-size-complex="14pt" style:font-weight-complex="bold"/>
    </style:style>
    <style:style style:name="P6" style:family="paragraph" style:parent-style-name="Standard">
      <style:text-properties fo:font-size="14pt" style:text-underline-style="none" officeooo:rsid="0010494e" officeooo:paragraph-rsid="0010494e" style:font-size-asian="12.25pt" style:font-size-complex="14pt"/>
    </style:style>
    <style:style style:name="P7" style:family="paragraph" style:parent-style-name="Standard">
      <style:text-properties fo:font-size="14pt" style:text-underline-style="none" fo:font-weight="normal" officeooo:rsid="000fbde0" officeooo:paragraph-rsid="000fbde0"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10494e" officeooo:paragraph-rsid="0010494e"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1cdc0" officeooo:paragraph-rsid="0011cdc0"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1cdc0" officeooo:paragraph-rsid="0012eb0b"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12eb0b" officeooo:paragraph-rsid="0012eb0b"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148a45" officeooo:paragraph-rsid="00148a45" style:font-size-asian="12.25pt" style:font-weight-asian="normal" style:font-size-complex="14pt" style:font-weight-complex="normal"/>
    </style:style>
    <style:style style:name="P13" style:family="paragraph" style:parent-style-name="Standard">
      <style:text-properties fo:color="#b2b2b2" fo:font-size="14pt" fo:font-style="italic" officeooo:rsid="000fbde0" officeooo:paragraph-rsid="000fbde0" style:font-size-asian="12.25pt" style:font-style-asian="italic" style:font-size-complex="14pt" style:font-style-complex="italic"/>
    </style:style>
    <style:style style:name="P14" style:family="paragraph" style:parent-style-name="Standard">
      <style:text-properties fo:font-size="14pt" style:text-underline-style="none" officeooo:rsid="0010494e" officeooo:paragraph-rsid="0010494e" style:font-size-asian="12.25pt" style:font-size-complex="14pt"/>
    </style:style>
    <style:style style:name="P15" style:family="paragraph" style:parent-style-name="Standard">
      <style:text-properties fo:font-size="14pt" style:text-underline-style="none" fo:font-weight="normal" officeooo:rsid="0017985f" officeooo:paragraph-rsid="0017985f" style:font-size-asian="14pt" style:font-weight-asian="normal" style:font-size-complex="14pt" style:font-weight-complex="normal"/>
    </style:style>
    <style:style style:name="P16" style:family="paragraph" style:parent-style-name="Standard">
      <style:text-properties fo:font-size="14pt" style:text-underline-style="none" fo:font-weight="normal" officeooo:rsid="0017985f" officeooo:paragraph-rsid="001c5d2c" style:font-size-asian="14pt" style:font-weight-asian="normal" style:font-size-complex="14pt" style:font-weight-complex="normal"/>
    </style:style>
    <style:style style:name="P17" style:family="paragraph" style:parent-style-name="Standard">
      <style:text-properties fo:font-size="14pt" style:text-underline-style="none" fo:font-weight="normal" officeooo:rsid="001c5d2c" officeooo:paragraph-rsid="001c5d2c" style:font-size-asian="14pt" style:font-weight-asian="normal" style:font-size-complex="14pt" style:font-weight-complex="normal"/>
    </style:style>
    <style:style style:name="P18" style:family="paragraph" style:parent-style-name="Standard">
      <style:text-properties fo:font-size="14pt" style:text-underline-style="none" fo:font-weight="normal" officeooo:rsid="00148a45" officeooo:paragraph-rsid="0011cdc0" style:font-size-asian="12.25pt" style:font-weight-asian="normal" style:font-size-complex="14pt" style:font-weight-complex="normal"/>
    </style:style>
    <style:style style:name="P19" style:family="paragraph" style:parent-style-name="Standard">
      <style:text-properties fo:font-size="14pt" style:text-underline-style="none" fo:font-weight="normal" officeooo:rsid="002a5a59" officeooo:paragraph-rsid="002a5a59" style:font-size-asian="12.25pt" style:font-weight-asian="normal" style:font-size-complex="14pt" style:font-weight-complex="normal"/>
    </style:style>
    <style:style style:name="P20" style:family="paragraph" style:parent-style-name="Standard">
      <style:text-properties fo:font-size="14pt" style:text-underline-style="solid" style:text-underline-width="auto" style:text-underline-color="font-color" fo:font-weight="bold" officeooo:paragraph-rsid="0017985f" style:font-size-asian="14pt" style:font-weight-asian="bold" style:font-size-complex="14pt" style:font-weight-complex="bold"/>
    </style:style>
    <style:style style:name="P21" style:family="paragraph" style:parent-style-name="Standard">
      <style:text-properties fo:font-size="14pt" style:text-underline-style="solid" style:text-underline-width="auto" style:text-underline-color="font-color" fo:font-weight="bold" officeooo:rsid="0017985f" officeooo:paragraph-rsid="001c5d2c" style:font-size-asian="14pt" style:font-weight-asian="bold" style:font-size-complex="14pt" style:font-weight-complex="bold"/>
    </style:style>
    <style:style style:name="P22" style:family="paragraph" style:parent-style-name="Standard">
      <style:text-properties fo:font-size="14pt" style:text-underline-style="solid" style:text-underline-width="auto" style:text-underline-color="font-color" fo:font-weight="bold" officeooo:rsid="0011cdc0" officeooo:paragraph-rsid="0011cdc0" style:font-size-asian="12.25pt" style:font-weight-asian="bold" style:font-size-complex="14pt" style:font-weight-complex="bold"/>
    </style:style>
    <style:style style:name="T1" style:family="text">
      <style:text-properties officeooo:rsid="0010494e"/>
    </style:style>
    <style:style style:name="T2" style:family="text">
      <style:text-properties officeooo:rsid="0011cdc0"/>
    </style:style>
    <style:style style:name="T3" style:family="text">
      <style:text-properties officeooo:rsid="0012eb0b"/>
    </style:style>
    <style:style style:name="T4" style:family="text">
      <style:text-properties officeooo:rsid="00153626"/>
    </style:style>
    <style:style style:name="T5" style:family="text">
      <style:text-properties officeooo:rsid="0017985f"/>
    </style:style>
    <style:style style:name="T6" style:family="text">
      <style:text-properties officeooo:rsid="001c5d2c"/>
    </style:style>
    <style:style style:name="T7" style:family="text">
      <style:text-properties officeooo:rsid="001fa72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document</text:p>
      <text:p text:style-name="P1"/>
      <text:p text:style-name="P13"><text:s text:c="44"/>ticket system manager</text:p>
      <text:p text:style-name="P3">Introduction</text:p>
      <text:p text:style-name="P7">A procedural app for managing tickets within an organization, <text:span text:style-name="T1">the app will manage all the technical problems within the organization using a logical structure of tickets, for the purpose of fixing those problems and making the managment of such issues as easy as possible.</text:span></text:p>
      <text:p text:style-name="P7"/>
      <text:p text:style-name="P4">About the programming language</text:p>
      <text:p text:style-name="P6">The app will be programmed in the C language, which means it’s a procedural language, the program will include many files that micro manage structs of different functions of the program, and a main function will manage the calling to each functions.</text:p>
      <text:p text:style-name="P6"/>
      <text:p text:style-name="P20"><text:span text:style-name="T5">The D</text:span>evelopment <text:span text:style-name="T5">E</text:span>nvironment</text:p>
      <text:p text:style-name="P15">The code will be written in GUI interfaces such as Visual Studio and also in non GUI enviorment such as Terminal in Linux .</text:p>
      <text:p text:style-name="P15"/>
      <text:p text:style-name="P21">The D<text:span text:style-name="T6">atabases</text:span></text:p>
      <text:p text:style-name="P17">The databases will include a users database that will contain all the information about the users who will work on the system such as normal employees and IT person<text:span text:style-name="T7">nel</text:span> ,<text:span text:style-name="T7">And also a tickets database that will contain all the cases in the company . </text:span></text:p>
      <text:p text:style-name="P16"/>
      <text:p text:style-name="P6"/>
      <text:p text:style-name="P4">User interface</text:p>
      <text:p text:style-name="P8">App will ship in 2 languages Hebrew and English, with options to add other languages later if needed, in it’s implementation the program will run in a cmd console <text:span text:style-name="T2">there will be differnet menus in which the information will be shown to the user of the system and most of the access to such information will be made when the user inputs an option to display such function to show information or to input.</text:span></text:p>
      <text:p text:style-name="P9"/>
      <text:p text:style-name="P5">The menus</text:p>
      <text:p text:style-name="P19">refer to SRS file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4:14:21.390368927</meta:creation-date>
    <dc:date>2018-11-11T13:13:36.164898585</dc:date>
    <meta:editing-duration>PT27M33S</meta:editing-duration>
    <meta:editing-cycles>6</meta:editing-cycles>
    <meta:generator>LibreOffice/6.0.6.2$Linux_X86_64 LibreOffice_project/00m0$Build-2</meta:generator>
    <meta:document-statistic meta:table-count="0" meta:image-count="0" meta:object-count="0" meta:page-count="1" meta:paragraph-count="14" meta:word-count="252" meta:character-count="1496" meta:non-whitespace-character-count="1213"/>
  </office:meta>
</office:document-meta>
</file>